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Streamer.DOMStreamer( ContentHandler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trea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treamer.stream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NormalizingDOMStreamer.getPrefixAndLocalName( String nod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Info.findPrefix( String namespac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Info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treamer.DOMStrea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er.DOMStreamer( ContentHandler content , LexicalHandler lex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spaceNormalizingDOMStreamer.endNode( Node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MStrea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NormalizingDOMStreamer.stream( Node po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OMStreamer.isNormaliz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nfo.put( String prefix ,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tream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treamer.setNormalizeNamespaces( boolean normalize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nfo.getPrefix( String namespac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NormalizingDOMStreamer.getNamespaceForPrefix( String prefix , Element namespace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lementInfo.ElementInfo( ElementInfo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MStreamer.stream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spaceNormalizingDOMStrea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treamer.DOMStrea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nfo.findNamespaceURI(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spaceNormalizingDOMStreamer.startNode( Node node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60">
            <text:p text:style-name="Table_20_Contents">160</text:p>
          </table:table-cell>
        </table:table-row>
        <table:table-row>
          <table:table-cell office:value-type="string">
            <text:p text:style-name="Table_20_Contents">NamespaceNormalizingDOMStreamer.dispatchChars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